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6689" officeooo:paragraph-rsid="000f6689"/>
    </style:style>
    <style:style style:name="P2" style:family="paragraph" style:parent-style-name="Standard">
      <style:text-properties officeooo:rsid="00124bcd" officeooo:paragraph-rsid="00124bcd"/>
    </style:style>
    <style:style style:name="P3" style:family="paragraph" style:parent-style-name="Standard">
      <style:text-properties officeooo:paragraph-rsid="0013d28c"/>
    </style:style>
    <style:style style:name="P4" style:family="paragraph" style:parent-style-name="Standard">
      <style:text-properties officeooo:paragraph-rsid="0015a2d3"/>
    </style:style>
    <style:style style:name="T1" style:family="text">
      <style:text-properties officeooo:rsid="00112a8c"/>
    </style:style>
    <style:style style:name="T2" style:family="text">
      <style:text-properties officeooo:rsid="0013d28c"/>
    </style:style>
    <style:style style:name="T3" style:family="text">
      <style:text-properties officeooo:rsid="0015a2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pegöz Tarayıcı</text:p>
      <text:p text:style-name="Standard"/>
      <text:p text:style-name="Standard"/>
      <text:p text:style-name="P1">#Kütüphaneler</text:p>
      <text:p text:style-name="Standard">import cv2</text:p>
      <text:p text:style-name="Standard">import numpy as np</text:p>
      <text:p text:style-name="Standard">from fpdf import FPDF</text:p>
      <text:p text:style-name="Standard">from os import listdir</text:p>
      <text:p text:style-name="Standard">import RPi.GPIO as GPIO</text:p>
      <text:p text:style-name="Standard">import datetime</text:p>
      <text:p text:style-name="Standard">from pyzbar.pyzbar import decode</text:p>
      <text:p text:style-name="Standard"/>
      <text:p text:style-name="Standard"/>
      <text:p text:style-name="P1">#Kamera açılış</text:p>
      <text:p text:style-name="Standard">#cap2 = cv2.VideoCapture(1)</text:p>
      <text:p text:style-name="Standard">cap = cv2.VideoCapture(0)</text:p>
      <text:p text:style-name="Standard"/>
      <text:p text:style-name="P1">#GPIO ayarlama</text:p>
      <text:p text:style-name="Standard">GPIO.setmode(GPIO.BOARD)</text:p>
      <text:p text:style-name="Standard"/>
      <text:p text:style-name="Standard">GPIO.setup(36,GPIO.IN, pull_up_down=GPIO.PUD_UP)</text:p>
      <text:p text:style-name="Standard">GPIO.setup(31,GPIO.IN, pull_up_down=GPIO.PUD_UP)</text:p>
      <text:p text:style-name="Standard"/>
      <text:p text:style-name="P1">#çekilen fotoğrafta yeşil kenar belirleme fonksiyonu</text:p>
      <text:p text:style-name="Standard">def rectify(h):</text:p>
      <text:p text:style-name="Standard"><text:s text:c="4"/>h = h.reshape((4, 2))</text:p>
      <text:p text:style-name="Standard"><text:s text:c="4"/>hnew = np.zeros((4, 2), dtype=np.float32)</text:p>
      <text:p text:style-name="Standard"/>
      <text:p text:style-name="Standard"><text:s text:c="4"/>add = h.sum(1)</text:p>
      <text:p text:style-name="Standard"><text:s text:c="4"/>hnew[0] = h[np.argmin(add)]</text:p>
      <text:p text:style-name="Standard"><text:s text:c="4"/>hnew[2] = h[np.argmax(add)]</text:p>
      <text:p text:style-name="Standard"/>
      <text:p text:style-name="Standard"><text:s text:c="4"/>diff = np.diff(h, axis=1)</text:p>
      <text:p text:style-name="Standard"><text:s text:c="4"/>hnew[1] = h[np.argmin(diff)]</text:p>
      <text:p text:style-name="Standard"><text:s text:c="4"/>hnew[3] = h[np.argmax(diff)]</text:p>
      <text:p text:style-name="Standard"/>
      <text:p text:style-name="Standard"><text:s text:c="4"/>return hnew</text:p>
      <text:p text:style-name="Standard"/>
      <text:p text:style-name="P1">#barkod okuyucu<text:span text:style-name="T1">yu çalıştıran fonksiyon</text:span></text:p>
      <text:p text:style-name="Standard">def barcodeReader(image, bgr):</text:p>
      <text:p text:style-name="Standard"><text:s text:c="4"/>gray_img = cv2.cvtColor(image, cv2.COLOR_BGR2GRAY)</text:p>
      <text:p text:style-name="Standard"><text:s text:c="4"/>barcodes = decode(gray_img)</text:p>
      <text:p text:style-name="Standard"/>
      <text:p text:style-name="Standard"><text:s text:c="4"/>for decodedObject in barcodes:</text:p>
      <text:p text:style-name="Standard"><text:s text:c="8"/>points = decodedObject.polygon</text:p>
      <text:p text:style-name="Standard"/>
      <text:p text:style-name="Standard"><text:s text:c="8"/>pts = np.array(points, np.int32)</text:p>
      <text:p text:style-name="Standard"><text:s text:c="8"/>pts = pts.reshape((-1, 1, 2))</text:p>
      <text:p text:style-name="Standard"><text:s text:c="8"/>cv2.polylines(image, [pts], True, (0, 255, 0), 3)</text:p>
      <text:p text:style-name="Standard"/>
      <text:p text:style-name="Standard"><text:s text:c="4"/>for bc in barcodes:</text:p>
      <text:p text:style-name="Standard"><text:soft-page-break/><text:s text:c="8"/>cv2.putText(frame, bc.data.decode("utf-8") + " - " + bc.type, (30, 30), cv2.FONT_HERSHEY_SIMPLEX, 1,</text:p>
      <text:p text:style-name="Standard"><text:s text:c="20"/>bgr, 2)</text:p>
      <text:p text:style-name="Standard"/>
      <text:p text:style-name="Standard"><text:s text:c="8"/>return "Barcode: {} - Type: {}".format(bc.data.decode("utf-8"), bc.type)</text:p>
      <text:p text:style-name="Standard"/>
      <text:p text:style-name="Standard">bgr = (8, 70, 208)</text:p>
      <text:p text:style-name="Standard"/>
      <text:p text:style-name="P2">#döngü içinde değerleri kontrol etmemiz için kullanmış olduğumuz “i”</text:p>
      <text:p text:style-name="Standard">i = 0</text:p>
      <text:p text:style-name="Standard"/>
      <text:p text:style-name="Standard"/>
      <text:p text:style-name="Standard">while True:</text:p>
      <text:p text:style-name="Standard"><text:s text:c="4"/><text:span text:style-name="T2">#bu kısımda çekmiş olduğumuz fotoğrafların pencerede nasıl gözükeceğini belirliyoruz.</text:span><text:tab/></text:p>
      <text:p text:style-name="Standard"><text:s text:c="4"/>while True:</text:p>
      <text:p text:style-name="Standard"><text:s text:c="8"/>ret, frame = cap.read()</text:p>
      <text:p text:style-name="Standard"><text:s text:c="8"/>#ret, frame2 = cap2.read()</text:p>
      <text:p text:style-name="Standard"><text:s text:c="8"/>cv2.imshow("AnaResim", frame)</text:p>
      <text:p text:style-name="Standard"><text:s text:c="8"/>#cv2.imshow("Deneme", frame2)</text:p>
      <text:p text:style-name="Standard"><text:s text:c="8"/>key = cv2.waitKey(30)</text:p>
      <text:p text:style-name="P3"><text:s text:c="8"/></text:p>
      <text:p text:style-name="P3"><text:s text:c="8"/><text:span text:style-name="T2">#bu if e bağlı buton mevcut. Butona bastığımızda bu if içerisindeki komut çalışıyor</text:span><text:tab/></text:p>
      <text:p text:style-name="Standard"><text:s text:c="8"/>if GPIO.input(31) == 0:</text:p>
      <text:p text:style-name="Standard"><text:s text:c="12"/></text:p>
      <text:p text:style-name="Standard"><text:s text:c="12"/>i += 1</text:p>
      <text:p text:style-name="Standard"><text:s text:c="12"/></text:p>
      <text:p text:style-name="Standard"/>
      <text:p text:style-name="Standard"><text:s text:c="13"/></text:p>
      <text:p text:style-name="Standard"><text:s text:c="12"/>while i != 0:</text:p>
      <text:p text:style-name="Standard"><text:s text:c="16"/><text:span text:style-name="T2">#bu kısımda çekilen fotoğrafın kayıt edileceği yeri belirliyoruz.</text:span></text:p>
      <text:p text:style-name="Standard"><text:s text:c="16"/>#cv2.imshow("YakalananResim", frame)</text:p>
      <text:p text:style-name="Standard"><text:s text:c="16"/>cv2.imwrite('/home/pi/Desktop/Images/image' + str(i) + '.jpg', frame)</text:p>
      <text:p text:style-name="Standard"/>
      <text:p text:style-name="Standard"><text:s text:c="16"/>print("Fotograf Kaydedildi...")</text:p>
      <text:p text:style-name="Standard"><text:tab/> <text:s text:c="3"/><text:span text:style-name="T2">#bu kısımda kağıt üstündeki barkod çözümleme işlemi yapılıyor</text:span></text:p>
      <text:p text:style-name="Standard"><text:s text:c="16"/>barcode = barcodeReader(frame, bgr)</text:p>
      <text:p text:style-name="Standard"><text:s text:c="16"/>print(barcode)</text:p>
      <text:p text:style-name="Standard"><text:tab/> <text:s text:c="3"/><text:span text:style-name="T2">#burada ise alınmış olan barkod verisinin yazılacağı dosyayı belğirliyoruz.</text:span></text:p>
      <text:p text:style-name="Standard"><text:s text:c="16"/>dosya = open('/home/pi/Desktop/Barkod/Barkod' + str(i) + '.txt', "w")</text:p>
      <text:p text:style-name="Standard"><text:s text:c="16"/>print(barcode, file=dosya)</text:p>
      <text:p text:style-name="Standard"><text:s text:c="16"/># dosya.close()</text:p>
      <text:p text:style-name="Standard"><text:s text:c="16"/></text:p>
      <text:p text:style-name="Standard"><text:s text:c="16"/>break</text:p>
      <text:p text:style-name="Standard"><text:s text:c="12"/></text:p>
      <text:p text:style-name="Standard"><text:s text:c="12"/></text:p>
      <text:p text:style-name="Standard"><text:s text:c="8"/><text:span text:style-name="T2">#istenilen kadar fotoğraf çekildikten sonra pdf e dönüştürmek için diğer butona basılıyor</text:span></text:p>
      <text:p text:style-name="Standard"><text:s text:c="8"/>elif GPIO.input(36) == 0:</text:p>
      <text:p text:style-name="Standard"><text:tab/><text:span text:style-name="T2">#ilk olarak çekilmiş fotoğrafın döndürme işlemini yapıyoruz.</text:span></text:p>
      <text:p text:style-name="Standard"><text:s text:c="12"/>while i != 0:</text:p>
      <text:p text:style-name="P3"><text:s text:c="16"/>#rotate kısmı buraya eklenecek masaüstünde mevcut</text:p>
      <text:p text:style-name="Standard"><text:s text:c="16"/>#image = cv2.imread('/home/pi/Desktop/Images/image' + str(i) + '.jpg')</text:p>
      <text:p text:style-name="Standard"><text:s text:c="16"/>#image = cv2.resize(image, (960, 720)) bu kısım <text:span text:style-name="T2">çözünürlük için önemli</text:span></text:p>
      <text:p text:style-name="P3"><text:soft-page-break/><text:tab/> <text:s text:c="3"/></text:p>
      <text:p text:style-name="Standard"><text:s text:c="16"/>image = cv2.imread('/home/pi/Desktop/deneme/image' + str(i) + '.jpg')</text:p>
      <text:p text:style-name="Standard"><text:s text:c="16"/>img_rotate_clockwise = cv2.rotate(image, cv2.ROTATE_90_CLOCKWISE)</text:p>
      <text:p text:style-name="Standard"><text:s text:c="16"/>image = cv2.resize(img_rotate_clockwise, (1920, 1080))</text:p>
      <text:p text:style-name="Standard"/>
      <text:p text:style-name="Standard"><text:s text:c="16"/>orig = image.copy()</text:p>
      <text:p text:style-name="Standard"><text:tab/> <text:s text:c="3"/><text:span text:style-name="T2">#pdf e dönüştürmeden önce resmin rengini değiştiriyoruz.</text:span></text:p>
      <text:p text:style-name="Standard"><text:s text:c="16"/>gray = cv2.cvtColor(image, cv2.COLOR_BGR2GRAY)</text:p>
      <text:p text:style-name="Standard"><text:s text:c="16"/>blurred = cv2.GaussianBlur(gray, (5, 5), 0)</text:p>
      <text:p text:style-name="Standard"/>
      <text:p text:style-name="Standard"><text:s text:c="16"/>edged = cv2.Canny(blurred, 0, 50)</text:p>
      <text:p text:style-name="Standard"><text:s text:c="16"/>orig_edged = edged.copy()</text:p>
      <text:p text:style-name="Standard"><text:tab/> <text:s text:c="4"/><text:span text:style-name="T2">#fotoğrafı çekilen kağıdın çerçevesini belirleyen kısım</text:span></text:p>
      <text:p text:style-name="Standard"><text:s text:c="16"/>(_ ,contours, _) = cv2.findContours(edged, cv2.RETR_LIST, cv2.CHAIN_APPROX_SIMPLE)</text:p>
      <text:p text:style-name="Standard"><text:s text:c="16"/>contours = sorted(contours, key=cv2.contourArea, reverse=True)</text:p>
      <text:p text:style-name="Standard"/>
      <text:p text:style-name="Standard"><text:s text:c="16"/>for c in contours:</text:p>
      <text:p text:style-name="Standard"><text:s text:c="20"/>p = cv2.arcLength(c, True)</text:p>
      <text:p text:style-name="Standard"><text:s text:c="20"/>approx = cv2.approxPolyDP(c, 0.02 * p, True)</text:p>
      <text:p text:style-name="Standard"/>
      <text:p text:style-name="Standard"><text:s text:c="20"/>if len(approx) == 4:</text:p>
      <text:p text:style-name="Standard"><text:s text:c="24"/>target = approx</text:p>
      <text:p text:style-name="Standard"/>
      <text:p text:style-name="Standard"><text:s text:c="24"/>break</text:p>
      <text:p text:style-name="Standard"><text:tab/> <text:s text:c="3"/><text:span text:style-name="T3">#çekilen görüntünün ekranda merkezlenmesi</text:span></text:p>
      <text:p text:style-name="Standard"><text:s text:c="16"/>approx = rectify(target)</text:p>
      <text:p text:style-name="Standard"><text:s text:c="16"/>pts2 = np.float32([[0, 0], [800, 0], [800, 800], [0, 800]])</text:p>
      <text:p text:style-name="P4"><text:s text:c="16"/><text:span text:style-name="T2">#fotoğrafı çekilen kağıdın çerçevesini belirleyen kısım</text:span></text:p>
      <text:p text:style-name="Standard"><text:s text:c="16"/>M = cv2.getPerspectiveTransform(approx, pts2)</text:p>
      <text:p text:style-name="Standard"><text:s text:c="16"/>dst = cv2.warpPerspective(orig, M, (800, 800))</text:p>
      <text:p text:style-name="Standard"><text:s text:c="16"/>cv2.drawContours(image, [target], -1, (0, 255, 0), 2)</text:p>
      <text:p text:style-name="Standard"><text:tab/> <text:s text:c="4"/><text:span text:style-name="T3">#görüntünün rengi ile oynandığı kısım</text:span></text:p>
      <text:p text:style-name="Standard"><text:s text:c="16"/>dst = cv2.cvtColor(dst, cv2.COLOR_BGR2GRAY)</text:p>
      <text:p text:style-name="Standard"><text:s text:c="16"/>#T = threshold_local(dst, 51, offset=9, method = "gaussian")</text:p>
      <text:p text:style-name="Standard"><text:s text:c="16"/>#dst = (dst &gt; T).astype("uint8") * 255</text:p>
      <text:p text:style-name="Standard"><text:tab/> <text:s text:c="4"/></text:p>
      <text:p text:style-name="Standard"><text:s text:c="16"/>#cv2.imshow("YesilKenar.jpg", image)</text:p>
      <text:p text:style-name="Standard"><text:s text:c="16"/>cv2.imshow("Hedef.jpg", dst)</text:p>
      <text:p text:style-name="Standard"/>
      <text:p text:style-name="Standard"><text:tab/> <text:s text:c="4"/><text:span text:style-name="T3">#fotoğraf işlemleri bittikten sonra kaydettiği yer</text:span></text:p>
      <text:p text:style-name="Standard"><text:s text:c="16"/>cv2.imwrite('/home/pi/Desktop/CropImages/image' + str(i) + '.jpg', dst)</text:p>
      <text:p text:style-name="Standard"/>
      <text:p text:style-name="Standard"><text:s text:c="16"/>i -= 1</text:p>
      <text:p text:style-name="Standard"/>
      <text:p text:style-name="Standard"><text:s text:c="12"/>break</text:p>
      <text:p text:style-name="Standard"><text:s text:c="8"/></text:p>
      <text:p text:style-name="Standard"><text:s text:c="8"/></text:p>
      <text:p text:style-name="Standard"><text:s text:c="4"/>path = "/home/pi/Desktop/CropImages/"</text:p>
      <text:p text:style-name="Standard"/>
      <text:p text:style-name="Standard"><text:s text:c="4"/>imagelist = listdir(path)</text:p>
      <text:p text:style-name="Standard"/>
      <text:p text:style-name="P4"><text:soft-page-break/><text:s text:c="4"/><text:span text:style-name="T3">#pdf formatını belirlediğimiz kısım</text:span></text:p>
      <text:p text:style-name="P4"><text:s text:c="4"/>pdf = FPDF('P', 'mm', 'A4')</text:p>
      <text:p text:style-name="Standard"/>
      <text:p text:style-name="Standard"><text:s text:c="4"/>x, y, w, h = 0, 0, 210, 297</text:p>
      <text:p text:style-name="Standard"><text:s text:c="4"/></text:p>
      <text:p text:style-name="Standard"><text:s text:c="4"/><text:span text:style-name="T3">#çekilen tüm görüntüleri pdf e dönüştürdüğü kısım</text:span></text:p>
      <text:p text:style-name="Standard"><text:s text:c="4"/>for image in imagelist:</text:p>
      <text:p text:style-name="Standard"><text:s text:c="8"/>pdf.add_page()</text:p>
      <text:p text:style-name="Standard"><text:s text:c="8"/>pdf.image(path + image, x, y, w, h)</text:p>
      <text:p text:style-name="Standard"/>
      <text:p text:style-name="Standard"><text:s text:c="4"/><text:span text:style-name="T3">#pdf oluştururken dosya adlarında kullanmış olduğumuz gün ay yıl fonksiyonları</text:span></text:p>
      <text:p text:style-name="Standard"><text:s text:c="4"/>tarih = datetime.datetime.now()</text:p>
      <text:p text:style-name="Standard"><text:s text:c="4"/>t1 = tarih.strftime("%d")</text:p>
      <text:p text:style-name="Standard"><text:s text:c="4"/>t2 = tarih.strftime("%b")</text:p>
      <text:p text:style-name="Standard"><text:s text:c="4"/>t3 = tarih.strftime("%Y")</text:p>
      <text:p text:style-name="Standard"><text:s text:c="4"/>t4 = tarih.strftime("%H")</text:p>
      <text:p text:style-name="Standard"><text:s text:c="4"/>t5 = tarih.strftime("%M")</text:p>
      <text:p text:style-name="Standard"><text:s text:c="4"/>t6 = tarih.strftime("%S")</text:p>
      <text:p text:style-name="Standard"/>
      <text:p text:style-name="Standard"><text:s text:c="4"/>dosyaadi = "/home/pi/Desktop/PDFhazir/" + str(t1 + t2 + t3 + t4 + t5 + t6) + ".pdf"</text:p>
      <text:p text:style-name="Standard"><text:s text:c="4"/>pdf.output(dosyaadi, 'F')</text:p>
      <text:p text:style-name="Standard"/>
      <text:p text:style-name="Standard"/>
      <text:p text:style-name="Standard"><text:s text:c="4"/><text:span text:style-name="T3">#daha önce çekmiş olduğumuz fotoğrafların cihazdan silinmesi için yazılan kısım. Bu kısım j den bağımsız şekilde yeniden yazılmalı</text:span></text:p>
      <text:p text:style-name="Standard"><text:s text:c="4"/>j = 99</text:p>
      <text:p text:style-name="Standard"/>
      <text:p text:style-name="Standard"><text:s text:c="4"/>while 0 &lt; j &lt; 100:</text:p>
      <text:p text:style-name="Standard"><text:s text:c="8"/>try:</text:p>
      <text:p text:style-name="Standard"><text:s text:c="12"/>cv2.os.remove('/home/pi/Desktop/Images/image' + str(j) + '.jpg')</text:p>
      <text:p text:style-name="Standard"><text:s text:c="12"/>cv2.os.remove('/home/pi/Desktop/CropImages/image' + str(j) + '.jpg')</text:p>
      <text:p text:style-name="Standard"><text:s text:c="8"/>except:</text:p>
      <text:p text:style-name="Standard"><text:s text:c="12"/>pass</text:p>
      <text:p text:style-name="Standard"><text:s text:c="8"/>j -= 1</text:p>
      <text:p text:style-name="Standard"/>
      <text:p text:style-name="Standard"><text:s text:c="4"/>print("PDF'e dönüştürme ve Barkod okuma işlemi başarılı bir şekilde tamamlanmıştır...")</text:p>
      <text:p text:style-name="Standard"/>
      <text:p text:style-name="Standard"><text:s text:c="4"/>continue</text:p>
      <text:p text:style-name="Standard"/>
      <text:p text:style-name="Standard">GPIO.cleanup()</text:p>
      <text:p text:style-name="Standard"/>
      <text:p text:style-name="Standard"><text:s text:c="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6:32:04.881413313</meta:creation-date>
    <dc:date>2020-03-11T17:32:38.168691473</dc:date>
    <meta:editing-duration>PT8M9S</meta:editing-duration>
    <meta:editing-cycles>1</meta:editing-cycles>
    <meta:document-statistic meta:table-count="0" meta:image-count="0" meta:object-count="0" meta:page-count="4" meta:paragraph-count="153" meta:word-count="631" meta:character-count="6260" meta:non-whitespace-character-count="4498"/>
    <meta:generator>LibreOffice/6.1.5.2$Linux_ARM_EABI LibreOffice_project/10$Build-2</meta:generator>
  </office:meta>
</office:document-meta>
</file>